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3cm"/>
    </style:style>
    <style:style style:name="co2" style:family="table-column">
      <style:table-column-properties fo:break-before="auto" style:column-width="3.614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1.88cm"/>
    </style:style>
    <style:style style:name="co9" style:family="table-column">
      <style:table-column-properties fo:break-before="auto" style:column-width="1.187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1.286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2.004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0.667cm"/>
    </style:style>
    <style:style style:name="co16" style:family="table-column">
      <style:table-column-properties fo:break-before="auto" style:column-width="1.635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.93cm"/>
    </style:style>
    <style:style style:name="co19" style:family="table-column">
      <style:table-column-properties fo:break-before="auto" style:column-width="0.577cm"/>
    </style:style>
    <style:style style:name="co20" style:family="table-column">
      <style:table-column-properties fo:break-before="auto" style:column-width="1.113cm"/>
    </style:style>
    <style:style style:name="co21" style:family="table-column">
      <style:table-column-properties fo:break-before="auto" style:column-width="1.01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0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23ff23" fo:border="0.06pt solid #000000"/>
    </style:style>
    <style:style style:name="ce18" style:family="table-cell" style:parent-style-name="Default">
      <style:table-cell-properties fo:background-color="#ff3333" fo:border="0.06pt solid #000000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ffff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fo:background-color="#cccccc" fo:border="0.06pt solid #000000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6ff00"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3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 style:data-style-name="N1">
      <style:table-cell-properties fo:border="0.06pt solid #000000"/>
    </style:style>
    <style:style style:name="ce41" style:family="table-cell" style:parent-style-name="Default" style:data-style-name="N1">
      <style:table-cell-properties fo:background-color="transparent" fo:border="none"/>
      <style:text-properties fo:color="#ffff00" fo:font-weight="bold" style:font-weight-asian="bold" style:font-weight-complex="bold"/>
    </style:style>
    <style:style style:name="ce42" style:family="table-cell" style:parent-style-name="Default" style:data-style-name="N1">
      <style:table-cell-properties fo:border-bottom="none" fo:background-color="transparent" fo:border-left="none" fo:border-right="0.06pt solid #000000" fo:border-top="0.06pt solid #000000"/>
    </style:style>
    <style:style style:name="ce43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style:font-name="Liberation Sans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45" style:family="table-cell" style:parent-style-name="Default" style:data-style-name="N11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9" style:family="table-cell" style:parent-style-name="Default" style:data-style-name="N1">
      <style:table-cell-properties fo:background-color="transparent"/>
    </style:style>
    <style:style style:name="ce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0000"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52" style:family="table-cell" style:parent-style-name="Default" style:data-style-name="N2">
      <style:text-properties fo:color="#b3b3b3" fo:font-style="italic" style:font-style-asian="italic" style:font-style-complex="italic"/>
    </style:style>
    <style:style style:name="ce53" style:family="table-cell" style:parent-style-name="Default" style:data-style-name="N2">
      <style:table-cell-properties fo:background-color="transparent"/>
      <style:text-properties fo:color="#b3b3b3" fo:font-style="italic" style:font-style-asian="italic" style:font-style-complex="italic"/>
    </style:style>
    <style:style style:name="ce54" style:family="table-cell" style:parent-style-name="Default">
      <style:text-properties fo:color="#000000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56" style:family="table-cell" style:parent-style-name="Default">
      <style:table-cell-properties fo:background-color="#cccccc" fo:border="0.06pt solid #000000"/>
      <style:text-properties fo:color="#000000" fo:font-style="italic" style:font-style-asian="italic" style:font-style-complex="italic"/>
    </style:style>
    <style:style style:name="ce57" style:family="table-cell" style:parent-style-name="Default" style:data-style-name="N11">
      <style:text-properties fo:color="#b3b3b3"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8" style:family="table-cell" style:parent-style-name="Default" style:data-style-name="N11">
      <style:text-properties fo:color="#b3b3b3" fo:font-style="italic" style:font-style-asian="italic" style:font-weight-asian="bold" style:font-style-complex="italic" style:font-weight-complex="bold"/>
    </style:style>
    <style:style style:name="ce59" style:family="table-cell" style:parent-style-name="Default" style:data-style-name="N2">
      <style:table-cell-properties fo:background-color="transparent"/>
      <style:text-properties fo:color="#b3b3b3" fo:font-style="italic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fo:color="#b3b3b3" fo:font-style="italic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2" style:family="table-cell" style:parent-style-name="Default" style:data-style-name="N11">
      <style:text-properties fo:color="#b2b2b2"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63" style:family="table-cell" style:parent-style-name="Default">
      <style:table-cell-properties fo:background-color="#ffcc00"/>
    </style:style>
    <style:style style:name="ce6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5" style:family="table-cell" style:parent-style-name="Default">
      <style:text-properties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66" style:family="table-cell" style:parent-style-name="Default" style:data-style-name="N2">
      <style:table-cell-properties fo:background-color="transparent"/>
    </style:style>
    <style:style style:name="ce67" style:family="table-cell" style:parent-style-name="Default"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66ff00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transparent" fo:border="none"/>
    </style:style>
    <style:style style:name="ce73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fo:border="0.06pt solid #000000"/>
      <style:text-properties style:font-name="Liberation Sans" style:font-name-asian="Droid Sans Fallback" style:font-name-complex="FreeSans"/>
    </style:style>
    <style:style style:name="ce75" style:family="table-cell" style:parent-style-name="Default">
      <style:table-cell-properties fo:background-color="#ffcc00"/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/>
    </style:style>
  </office:automatic-styles>
  <office:body>
    <office:spreadsheet>
      <table:table table:name="Monnaie Dett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49"/>
        <table:table-column table:style-name="co13" table:default-cell-style-name="ce49"/>
        <table:table-column table:style-name="co14" table:default-cell-style-name="ce5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98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14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14"/>
          <table:covered-table-cell table:number-columns-repeated="2" table:style-name="ce17"/>
          <table:table-cell table:style-name="ce23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3"/>
          <table:covered-table-cell table:number-columns-repeated="2" table:style-name="ce24"/>
          <table:table-cell table:style-name="Default" table:number-columns-repeated="2"/>
          <table:table-cell table:style-name="ce50" office:value-type="string" calcext:value-type="string" table:number-columns-spanned="4" table:number-rows-spanned="1">
            <text:p>Sans Banque</text:p>
          </table:table-cell>
          <table:covered-table-cell table:number-columns-repeated="2" table:style-name="ce54"/>
          <table:covered-table-cell table:style-name="Default"/>
          <table:table-cell table:style-name="Default"/>
          <table:table-cell table:style-name="ce50" office:value-type="string" calcext:value-type="string" table:number-columns-spanned="4" table:number-rows-spanned="1">
            <text:p>Avec Banque</text:p>
          </table:table-cell>
          <table:covered-table-cell table:number-columns-repeated="2" table:style-name="ce54"/>
          <table:covered-table-cell/>
          <table:table-cell table:number-columns-repeated="998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5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1"/>
          <table:table-cell table:style-name="ce15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1"/>
          <table:table-cell table:style-name="ce39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50" office:value-type="string" calcext:value-type="string" table:number-columns-spanned="1" table:number-rows-spanned="2">
            <text:p>Moyenne</text:p>
          </table:table-cell>
          <table:table-cell table:style-name="ce55" office:value-type="string" calcext:value-type="string" table:number-columns-spanned="1" table:number-rows-spanned="2">
            <text:p>Écart type</text:p>
          </table:table-cell>
          <table:table-cell table:style-name="ce55" office:value-type="string" calcext:value-type="string" table:number-columns-spanned="1" table:number-rows-spanned="2">
            <text:p>Médiane</text:p>
          </table:table-cell>
          <table:table-cell table:style-name="ce55" office:value-type="string" calcext:value-type="string" table:number-columns-spanned="1" table:number-rows-spanned="2">
            <text:p>Écart type</text:p>
          </table:table-cell>
          <table:table-cell table:style-name="Default"/>
          <table:table-cell table:style-name="ce50" office:value-type="string" calcext:value-type="string" table:number-columns-spanned="1" table:number-rows-spanned="2">
            <text:p>Moyenne</text:p>
          </table:table-cell>
          <table:table-cell table:style-name="ce55" office:value-type="string" calcext:value-type="string" table:number-columns-spanned="1" table:number-rows-spanned="2">
            <text:p>Écart type</text:p>
          </table:table-cell>
          <table:table-cell table:style-name="ce55" office:value-type="string" calcext:value-type="string" table:number-columns-spanned="1" table:number-rows-spanned="2">
            <text:p>Médiane</text:p>
          </table:table-cell>
          <table:table-cell table:style-name="ce55" office:value-type="string" calcext:value-type="string" table:number-columns-spanned="1" table:number-rows-spanned="2">
            <text:p>Écart type</text:p>
          </table:table-cell>
          <table:table-cell table:number-columns-repeated="998"/>
        </table:table-row>
        <table:table-row table:style-name="ro2">
          <table:covered-table-cell table:number-columns-repeated="2" table:style-name="ce2"/>
          <table:covered-table-cell table:style-name="ce12"/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covered-table-cell table:style-name="ce16"/>
          <table:table-cell table:style-name="Default"/>
          <table:covered-table-cell table:style-name="ce51"/>
          <table:covered-table-cell table:number-columns-repeated="2" table:style-name="ce56"/>
          <table:covered-table-cell table:style-name="Default"/>
          <table:table-cell table:style-name="Default"/>
          <table:covered-table-cell table:style-name="ce51"/>
          <table:covered-table-cell table:number-columns-repeated="2" table:style-name="ce56"/>
          <table:covered-table-cell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FX</text:p>
          </table:table-cell>
          <table:table-cell table:style-name="ce17" table:number-columns-repeated="3"/>
          <table:table-cell table:style-name="ce17" table:formula="of:=2+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5" table:number-columns-repeated="2"/>
          <table:table-cell table:style-name="ce24" table:number-columns-repeated="3"/>
          <table:table-cell table:style-name="ce40" table:formula="of:=[.D4]*3+[.E4]*2+[.F4]*4 + [.G4]*3+[.H4]*6+[.I4]*12+[.J4]*3+[.K4]*2+[.L4]*4+[.M4]*3+[.N4]*6+[.O4]*12" office:value-type="float" office:value="15" calcext:value-type="float">
            <text:p>15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17" table:number-columns-repeated="3"/>
          <table:table-cell table:style-name="ce17" table:formula="of:=6+1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4"/>
          <table:table-cell table:style-name="ce25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40" table:formula="of:=[.D5]*3+[.E5]*2+[.F5]*4 + [.G5]*3+[.H5]*6+[.I5]*12+[.J5]*3+[.K5]*2+[.L5]*4+[.M5]*3+[.N5]*6+[.O5]*12" office:value-type="float" office:value="60" calcext:value-type="float">
            <text:p>60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</text:p>
          </table:table-cell>
          <table:table-cell table:style-name="ce17" table:number-columns-repeated="3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4"/>
          <table:table-cell table:style-name="ce25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40" table:formula="of:=[.D6]*3+[.E6]*2+[.F6]*4 + [.G6]*3+[.H6]*6+[.I6]*12+[.J6]*3+[.K6]*2+[.L6]*4+[.M6]*3+[.N6]*6+[.O6]*12" office:value-type="float" office:value="54" calcext:value-type="float">
            <text:p>54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17" table:number-columns-repeated="3"/>
          <table:table-cell table:style-name="ce17" table:formula="of:=5+2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4"/>
          <table:table-cell table:style-name="ce25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0" table:formula="of:=[.D7]*3+[.E7]*2+[.F7]*4 + [.G7]*3+[.H7]*6+[.I7]*12+[.J7]*3+[.K7]*2+[.L7]*4+[.M7]*3+[.N7]*6+[.O7]*12" office:value-type="float" office:value="54" calcext:value-type="float">
            <text:p>54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17" table:number-columns-repeated="3"/>
          <table:table-cell table:style-name="ce17" table:formula="of:=3+1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4"/>
          <table:table-cell table:style-name="ce25" table:number-columns-repeated="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0" table:formula="of:=[.D8]*3+[.E8]*2+[.F8]*4 + [.G8]*3+[.H8]*6+[.I8]*12+[.J8]*3+[.K8]*2+[.L8]*4+[.M8]*3+[.N8]*6+[.O8]*12" office:value-type="float" office:value="48" calcext:value-type="float">
            <text:p>48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24"/>
          <table:table-cell table:style-name="ce25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0" table:formula="of:=[.D9]*3+[.E9]*2+[.F9]*4 + [.G9]*3+[.H9]*6+[.I9]*12+[.J9]*3+[.K9]*2+[.L9]*4+[.M9]*3+[.N9]*6+[.O9]*12" office:value-type="float" office:value="75" calcext:value-type="float">
            <text:p>75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etan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4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40" table:formula="of:=[.D10]*3+[.E10]*2+[.F10]*4 + [.G10]*3+[.H10]*6+[.I10]*12+[.J10]*3+[.K10]*2+[.L10]*4+[.M10]*3+[.N10]*6+[.O10]*12" office:value-type="float" office:value="30" calcext:value-type="float">
            <text:p>30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17" table:number-columns-repeated="3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4"/>
          <table:table-cell table:style-name="ce25" table:number-columns-repeated="2"/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40" table:formula="of:=[.D11]*3+[.E11]*2+[.F11]*4 + [.G11]*3+[.H11]*6+[.I11]*12+[.J11]*3+[.K11]*2+[.L11]*4+[.M11]*3+[.N11]*6+[.O11]*12" office:value-type="float" office:value="48" calcext:value-type="float">
            <text:p>48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-Stan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4"/>
          <table:table-cell table:style-name="ce25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40" table:formula="of:=[.D12]*3+[.E12]*2+[.F12]*4 + [.G12]*3+[.H12]*6+[.I12]*12+[.J12]*3+[.K12]*2+[.L12]*4+[.M12]*3+[.N12]*6+[.O12]*12" office:value-type="float" office:value="99" calcext:value-type="float">
            <text:p>99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2+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4" office:value-type="float" office:value="7" calcext:value-type="float">
            <text:p>7</text:p>
          </table:table-cell>
          <table:table-cell table:style-name="ce25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40" table:formula="of:=[.D13]*3+[.E13]*2+[.F13]*4 + [.G13]*3+[.H13]*6+[.I13]*12+[.J13]*3+[.K13]*2+[.L13]*4+[.M13]*3+[.N13]*6+[.O13]*12" office:value-type="float" office:value="72" calcext:value-type="float">
            <text:p>72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Bernard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table:style-name="ce17" table:formula="of:=3+2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4"/>
          <table:table-cell table:style-name="ce25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4"/>
          <table:table-cell table:style-name="ce40" table:formula="of:=[.D14]*3+[.E14]*2+[.F14]*4 + [.G14]*3+[.H14]*6+[.I14]*12+[.J14]*3+[.K14]*2+[.L14]*4+[.M14]*3+[.N14]*6+[.O14]*12" office:value-type="float" office:value="66" calcext:value-type="float">
            <text:p>66</text:p>
          </table:table-cell>
          <table:table-cell table:style-name="Default"/>
          <table:table-cell table:style-name="ce52" table:formula="of:=AVERAGE([.$P$4:.$P$14])" office:value-type="float" office:value="56.4545454545455" calcext:value-type="float">
            <text:p>56,45</text:p>
          </table:table-cell>
          <table:table-cell table:style-name="ce57" table:formula="of:=([.$P$20]+[.$P$22])*2/MAX([.$U$16];MAX([.$P$4:.$P$14]))-1" office:value-type="percentage" office:value="0.316287687673865" calcext:value-type="percentage">
            <text:p>31,63%</text:p>
          </table:table-cell>
          <table:table-cell table:style-name="ce60" table:formula="of:=MEDIAN([.$P$4:.$P$14])" office:value-type="float" office:value="54" calcext:value-type="float">
            <text:p>54</text:p>
          </table:table-cell>
          <table:table-cell table:style-name="ce57" table:formula="of:=([.$P$20]-[.$P$22])*2/MAX([.$U$16];MAX([.$P$4:.$P$14]))-1" office:value-type="percentage" office:value="-0.434469505855683" calcext:value-type="percentage">
            <text:p>-43,45%</text:p>
          </table:table-cell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99" calcext:value-type="float">
            <text:p>99</text:p>
          </table:table-cell>
          <table:table-cell table:style-name="ce3" office:value-type="string" calcext:value-type="string">
            <text:p>Banque</text:p>
          </table:table-cell>
          <table:table-cell table:style-name="ce18" table:number-columns-repeated="6"/>
          <table:table-cell table:style-name="ce18" office:value-type="float" office:value="66" calcext:value-type="float">
            <text:p>66</text:p>
          </table:table-cell>
          <table:table-cell table:style-name="ce18" table:number-columns-repeated="5"/>
          <table:table-cell table:style-name="ce18" table:formula="of:=[.D15]*3+[.E15]*2+[.F15]*4 + [.G15]*3+[.H15]*6+[.I15]*12+[.J15]*3+[.K15]*2+[.L15]*4+[.M15]*3+[.N15]*6+[.O15]*12" office:value-type="float" office:value="198" calcext:value-type="float">
            <text:p>198</text:p>
          </table:table-cell>
          <table:table-cell table:style-name="Default"/>
          <table:table-cell table:style-name="ce52"/>
          <table:table-cell table:style-name="ce58"/>
          <table:table-cell table:style-name="ce60"/>
          <table:table-cell table:style-name="ce62"/>
          <table:table-cell table:style-name="ce65"/>
          <table:table-cell table:style-name="ce52" table:formula="of:=AVERAGE([.$P$4:.$P$15])" office:value-type="float" office:value="68.25" calcext:value-type="float">
            <text:p>68,25</text:p>
          </table:table-cell>
          <table:table-cell table:style-name="ce58" table:formula="of:=([.$P$27]+[.$P$29])*2/MAX([.$Z$16];MAX([.$P$4:.$P$15]))-1" office:value-type="percentage" office:value="0.144100476602874" calcext:value-type="percentage">
            <text:p>14,41%</text:p>
          </table:table-cell>
          <table:table-cell table:style-name="ce60" table:formula="of:=MEDIAN([.$P$4:.$P$15])" office:value-type="float" office:value="57" calcext:value-type="float">
            <text:p>57</text:p>
          </table:table-cell>
          <table:table-cell table:style-name="ce57" table:formula="of:=([.$P$27]-[.$P$29])*2/MAX([.$Z$16];MAX([.$P$4:.$P$15]))-1" office:value-type="percentage" office:value="-0.779100476602874" calcext:value-type="percentage">
            <text:p>-77,91%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11"/>
          <table:table-cell table:style-name="ce4"/>
          <table:table-cell table:style-name="ce19" table:number-columns-repeated="12"/>
          <table:table-cell table:style-name="ce41"/>
          <table:table-cell table:style-name="Default"/>
          <table:table-cell table:style-name="ce52"/>
          <table:table-cell table:style-name="ce58"/>
          <table:table-cell table:style-name="ce61" office:value-type="string" calcext:value-type="string">
            <text:p>Max Y Schéma :</text:p>
          </table:table-cell>
          <table:table-cell table:style-name="ce63" office:value-type="float" office:value="120" calcext:value-type="float">
            <text:p>120</text:p>
          </table:table-cell>
          <table:table-cell table:style-name="ce65"/>
          <table:table-cell table:style-name="ce52"/>
          <table:table-cell table:style-name="ce58"/>
          <table:table-cell table:style-name="ce61" office:value-type="string" calcext:value-type="string">
            <text:p>Max Y Schéma :</text:p>
          </table:table-cell>
          <table:table-cell table:style-name="ce63" office:value-type="float" office:value="200" calcext:value-type="float">
            <text:p>200</text:p>
          </table:table-cell>
          <table:table-cell table:number-columns-repeated="998"/>
        </table:table-row>
        <table:table-row table:style-name="ro2">
          <table:table-cell table:style-name="ce5"/>
          <table:table-cell table:style-name="ce9"/>
          <table:table-cell table:style-name="ce13"/>
          <table:table-cell table:style-name="ce20" table:number-columns-repeated="5"/>
          <table:table-cell table:style-name="ce22"/>
          <table:table-cell table:style-name="ce20"/>
          <table:table-cell table:style-name="ce26" office:value-type="string" calcext:value-type="string" table:number-columns-spanned="6" table:number-rows-spanned="1">
            <text:p>Sans compter la banque</text:p>
          </table:table-cell>
          <table:covered-table-cell table:style-name="ce30"/>
          <table:covered-table-cell table:style-name="ce33"/>
          <table:covered-table-cell table:number-columns-repeated="2" table:style-name="ce30"/>
          <table:covered-table-cell table:style-name="ce42"/>
          <table:table-cell/>
          <table:table-cell table:style-name="ce53"/>
          <table:table-cell table:style-name="ce59" table:number-columns-repeated="2"/>
          <table:table-cell table:number-columns-repeated="3"/>
          <table:table-cell table:style-name="ce5" table:number-columns-repeated="1001"/>
        </table:table-row>
        <table:table-row table:style-name="ro2">
          <table:table-cell/>
          <table:table-cell table:style-name="ce9"/>
          <table:table-cell/>
          <table:table-cell table:style-name="ce20" table:number-columns-repeated="7"/>
          <table:table-cell table:style-name="ce27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3" table:formula="of:=SUM([.$P$4:.$P$14])" office:value-type="float" office:value="621" calcext:value-type="float">
            <text:p>621,00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001"/>
        </table:table-row>
        <table:table-row table:style-name="ro2">
          <table:table-cell/>
          <table:table-cell table:style-name="ce9"/>
          <table:table-cell/>
          <table:table-cell table:style-name="ce20" table:number-columns-repeated="7"/>
          <table:table-cell table:style-name="ce28" office:value-type="string" calcext:value-type="string" table:number-columns-spanned="5" table:number-rows-spanned="1">
            <text:p>Médiane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4" table:formula="of:=MEDIAN([.$P$4:.$P$14])" office:value-type="float" office:value="54" calcext:value-type="float">
            <text:p>54,00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/>
          <table:table-cell table:style-name="ce20" table:number-columns-repeated="7"/>
          <table:table-cell table:style-name="ce27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3" table:formula="of:=AVERAGE([.$P$4:.$P$14])" office:value-type="float" office:value="56.4545454545455" calcext:value-type="float">
            <text:p>56,45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/>
          <table:table-cell table:style-name="ce20" table:number-columns-repeated="7"/>
          <table:table-cell table:style-name="ce27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5" table:formula="of:=[.P22]/[.P20]" office:value-type="percentage" office:value="0.39895309801087" calcext:value-type="percentage">
            <text:p>39,90%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/>
          <table:table-cell table:style-name="ce20" table:number-columns-repeated="7"/>
          <table:table-cell table:style-name="ce29" office:value-type="string" calcext:value-type="string" table:number-columns-spanned="5" table:number-rows-spanned="1">
            <text:p>Écart type :</text:p>
          </table:table-cell>
          <table:covered-table-cell table:style-name="ce32"/>
          <table:covered-table-cell table:number-columns-repeated="2" table:style-name="ce35"/>
          <table:covered-table-cell table:style-name="ce38"/>
          <table:table-cell table:style-name="ce46" table:formula="of:=STDEV([.$P$4:.$P$14])" office:value-type="float" office:value="22.5227158058864" calcext:value-type="float">
            <text:p>22,52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36"/>
          <table:table-cell table:style-name="ce37"/>
          <table:table-cell table:style-name="ce22"/>
          <table:table-cell table:style-name="ce47"/>
          <table:table-cell table:number-columns-repeated="1008"/>
        </table:table-row>
        <table:table-row table:style-name="ro2">
          <table:table-cell table:number-columns-repeated="10"/>
          <table:table-cell table:style-name="ce26" office:value-type="string" calcext:value-type="string" table:number-columns-spanned="6" table:number-rows-spanned="1">
            <text:p>Avec la banque</text:p>
          </table:table-cell>
          <table:covered-table-cell table:style-name="ce30"/>
          <table:covered-table-cell table:style-name="ce33"/>
          <table:covered-table-cell table:number-columns-repeated="2" table:style-name="ce30"/>
          <table:covered-table-cell table:style-name="ce48"/>
          <table:table-cell table:number-columns-repeated="1008"/>
        </table:table-row>
        <table:table-row table:style-name="ro2">
          <table:table-cell table:number-columns-repeated="10"/>
          <table:table-cell table:style-name="ce27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3" table:formula="of:=SUM([.$P$4:.$P$15])" office:value-type="float" office:value="819" calcext:value-type="float">
            <text:p>819,00</text:p>
          </table:table-cell>
          <table:table-cell table:number-columns-repeated="1008"/>
        </table:table-row>
        <table:table-row table:style-name="ro2">
          <table:table-cell table:number-columns-repeated="10"/>
          <table:table-cell table:style-name="ce28" office:value-type="string" calcext:value-type="string" table:number-columns-spanned="5" table:number-rows-spanned="1">
            <text:p>Médiane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4" table:formula="of:=MEDIAN([.$P$4:.$P$15])" office:value-type="float" office:value="57" calcext:value-type="float">
            <text:p>57,00</text:p>
          </table:table-cell>
          <table:table-cell table:number-columns-repeated="1008"/>
        </table:table-row>
        <table:table-row table:style-name="ro2">
          <table:table-cell table:number-columns-repeated="10"/>
          <table:table-cell table:style-name="ce27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3" table:formula="of:=AVERAGE([.$P$4:.$P$15])" office:value-type="float" office:value="68.25" calcext:value-type="float">
            <text:p>68,25</text:p>
          </table:table-cell>
          <table:table-cell table:number-columns-repeated="1008"/>
        </table:table-row>
        <table:table-row table:style-name="ro2">
          <table:table-cell table:number-columns-repeated="10"/>
          <table:table-cell table:style-name="ce27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5" table:formula="of:=[.P29]/[.P27]" office:value-type="percentage" office:value="0.676337694656226" calcext:value-type="percentage">
            <text:p>67,63%</text:p>
          </table:table-cell>
          <table:table-cell table:number-columns-repeated="1008"/>
        </table:table-row>
        <table:table-row table:style-name="ro2">
          <table:table-cell table:number-columns-repeated="10"/>
          <table:table-cell table:style-name="ce29" office:value-type="string" calcext:value-type="string" table:number-columns-spanned="5" table:number-rows-spanned="1">
            <text:p>Écart type :</text:p>
          </table:table-cell>
          <table:covered-table-cell table:style-name="ce32"/>
          <table:covered-table-cell table:number-columns-repeated="2" table:style-name="ce35"/>
          <table:covered-table-cell table:style-name="ce38"/>
          <table:table-cell table:style-name="ce46" table:formula="of:=STDEV([.$P$4:.$P$15])" office:value-type="float" office:value="46.1600476602874" calcext:value-type="float">
            <text:p>46,16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Monnaie Dette'.P65" table:end-x="2.581cm" table:end-y="0.1cm" draw:z-index="0" draw:style-name="gr1" draw:text-style-name="P1" svg:width="27.48cm" svg:height="16.354cm" svg:x="0.405cm" svg:y="-0.449cm">
              <draw:object draw:notify-on-update-of-ranges="'Monnaie Dette'.C4:'Monnaie Dette'.C14 'Monnaie Dette'.P2:'Monnaie Dette'.P2 'Monnaie Dette'.P4:'Monnaie Dette'.P14 'Monnaie Dette'.S2:'Monnaie Dette'.S2 'Monnaie Dette'.S4:'Monnaie Dette'.S14 'Monnaie Dette'.U2:'Monnaie Dette'.U2 'Monnaie Dette'.U4:'Monnaie Dette'.U14 'Monnaie Dette'.R2:'Monnaie Dette'.R2 'Monnaie Dette'.R4:'Monnaie Dette'.R14 'Monnaie Dette'.T2:'Monnaie Dette'.T2 'Monnaie Dette'.T4:'Monnaie Dette'.T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9"/>
          <table:table-cell table:style-name="ce5" table:number-columns-repeated="2"/>
          <table:table-cell table:number-columns-repeated="2"/>
          <table:table-cell table:style-name="ce67"/>
          <table:table-cell table:number-columns-repeated="999"/>
        </table:table-row>
        <table:table-row table:style-name="ro2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">
          <table:table-cell table:number-columns-repeated="19"/>
          <table:table-cell table:style-name="ce22"/>
          <table:table-cell table:style-name="ce64"/>
          <table:table-cell table:style-name="ce47"/>
          <table:table-cell table:number-columns-repeated="1002"/>
        </table:table-row>
        <table:table-row table:style-name="ro2">
          <table:table-cell table:number-columns-repeated="3"/>
          <table:table-cell table:style-name="ce20" table:number-columns-repeated="12"/>
          <table:table-cell table:style-name="ce49"/>
          <table:table-cell table:number-columns-repeated="3"/>
          <table:table-cell table:style-name="ce31"/>
          <table:table-cell table:style-name="ce20"/>
          <table:table-cell table:style-name="ce66"/>
          <table:table-cell table:number-columns-repeated="1002"/>
        </table:table-row>
        <table:table-row table:style-name="ro2" table:number-rows-repeated="3">
          <table:table-cell table:number-columns-repeated="19"/>
          <table:table-cell table:style-name="ce22"/>
          <table:table-cell table:style-name="ce64"/>
          <table:table-cell table:style-name="ce47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8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2">
          <table:table-cell>
            <draw:frame table:end-cell-address="'Monnaie Dette'.P99" table:end-x="2.551cm" table:end-y="0.454cm" draw:z-index="1" draw:style-name="gr1" draw:text-style-name="P1" svg:width="27.48cm" svg:height="16.351cm" svg:x="0.375cm" svg:y="-0.095cm">
              <draw:object draw:notify-on-update-of-ranges="'Monnaie Dette'.C4:'Monnaie Dette'.C15 'Monnaie Dette'.P2:'Monnaie Dette'.P2 'Monnaie Dette'.P4:'Monnaie Dette'.P15 'Monnaie Dette'.X2:'Monnaie Dette'.X2 'Monnaie Dette'.X4:'Monnaie Dette'.X15 'Monnaie Dette'.Z2:'Monnaie Dette'.Z2 'Monnaie Dette'.Z4:'Monnaie Dette'.Z15 'Monnaie Dette'.W2:'Monnaie Dette'.W2 'Monnaie Dette'.W4:'Monnaie Dette'.W15 'Monnaie Dette'.Y2:'Monnaie Dette'.Y2 'Monnaie Dette'.Y4:'Monnaie Dette'.Y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9"/>
          <table:table-cell table:style-name="ce5" table:number-columns-repeated="2"/>
          <table:table-cell table:number-columns-repeated="1002"/>
        </table:table-row>
      </table:table>
      <table:table table:name="Monnaie Libr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8" table:default-cell-style-name="ce5"/>
        <table:table-column table:style-name="co19" table:default-cell-style-name="ce5"/>
        <table:table-column table:style-name="co14" table:default-cell-style-name="ce5"/>
        <table:table-column table:style-name="co16" table:default-cell-style-name="ce5"/>
        <table:table-column table:style-name="co20" table:default-cell-style-name="ce5"/>
        <table:table-column table:style-name="co16" table:default-cell-style-name="ce49"/>
        <table:table-column table:style-name="co20" table:default-cell-style-name="ce49"/>
        <table:table-column table:style-name="co17" table:default-cell-style-name="ce5"/>
        <table:table-column table:style-name="co17" table:number-columns-repeated="3" table:default-cell-style-name="Default"/>
        <table:table-column table:style-name="co21" table:default-cell-style-name="Default"/>
        <table:table-column table:style-name="co17" table:number-columns-repeated="994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68"/>
          <table:table-cell table:style-name="ce14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14"/>
          <table:covered-table-cell table:number-columns-repeated="2" table:style-name="ce17"/>
          <table:table-cell table:style-name="ce25"/>
          <table:table-cell table:style-name="ce23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3"/>
          <table:covered-table-cell table:number-columns-repeated="2" table:style-name="ce24"/>
          <table:table-cell table:style-name="Default" table:number-columns-repeated="3"/>
          <table:table-cell table:style-name="ce50" office:value-type="string" calcext:value-type="string" table:number-columns-spanned="4" table:number-rows-spanned="1">
            <text:p>Report pour graphique</text:p>
          </table:table-cell>
          <table:covered-table-cell table:number-columns-repeated="2" table:style-name="ce54"/>
          <table:covered-table-cell table:style-name="Default"/>
          <table:table-cell table:style-name="Default"/>
          <table:table-cell table:style-name="ce50" office:value-type="string" calcext:value-type="string" table:number-columns-spanned="4" table:number-rows-spanned="1">
            <text:p>avec multiplicateur tech</text:p>
          </table:table-cell>
          <table:covered-table-cell table:number-columns-repeated="2" table:style-name="ce54"/>
          <table:covered-table-cell/>
          <table:table-cell table:number-columns-repeated="995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Tech</text:p>
          </table:table-cell>
          <table:table-cell table:style-name="ce15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1"/>
          <table:table-cell table:style-name="ce39" office:value-type="string" calcext:value-type="string" table:number-columns-spanned="1" table:number-rows-spanned="2">
            <text:p>Tech</text:p>
          </table:table-cell>
          <table:table-cell table:style-name="ce15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1"/>
          <table:table-cell table:style-name="ce39" office:value-type="string" calcext:value-type="string" table:number-columns-spanned="1" table:number-rows-spanned="2">
            <text:p>Total</text:p>
          </table:table-cell>
          <table:table-cell table:style-name="ce39" office:value-type="string" calcext:value-type="string" table:number-columns-spanned="1" table:number-rows-spanned="2">
            <text:p>Total*tech</text:p>
          </table:table-cell>
          <table:table-cell table:style-name="Default"/>
          <table:table-cell table:style-name="ce50" office:value-type="string" calcext:value-type="string" table:number-columns-spanned="1" table:number-rows-spanned="2">
            <text:p>Moyenne</text:p>
          </table:table-cell>
          <table:table-cell table:style-name="ce55" office:value-type="string" calcext:value-type="string" table:number-columns-spanned="1" table:number-rows-spanned="2">
            <text:p>Écart type</text:p>
          </table:table-cell>
          <table:table-cell table:style-name="ce55" office:value-type="string" calcext:value-type="string" table:number-columns-spanned="1" table:number-rows-spanned="2">
            <text:p>Médiane</text:p>
          </table:table-cell>
          <table:table-cell table:style-name="ce55" office:value-type="string" calcext:value-type="string" table:number-columns-spanned="1" table:number-rows-spanned="2">
            <text:p>Écart type</text:p>
          </table:table-cell>
          <table:table-cell table:style-name="Default"/>
          <table:table-cell table:style-name="ce50" office:value-type="string" calcext:value-type="string" table:number-columns-spanned="1" table:number-rows-spanned="2">
            <text:p>Moyenne</text:p>
          </table:table-cell>
          <table:table-cell table:style-name="ce55" office:value-type="string" calcext:value-type="string" table:number-columns-spanned="1" table:number-rows-spanned="2">
            <text:p>Écart type</text:p>
          </table:table-cell>
          <table:table-cell table:style-name="ce55" office:value-type="string" calcext:value-type="string" table:number-columns-spanned="1" table:number-rows-spanned="2">
            <text:p>Médiane</text:p>
          </table:table-cell>
          <table:table-cell table:style-name="ce55" office:value-type="string" calcext:value-type="string" table:number-columns-spanned="1" table:number-rows-spanned="2">
            <text:p>Écart type</text:p>
          </table:table-cell>
          <table:table-cell table:number-columns-repeated="995"/>
        </table:table-row>
        <table:table-row table:style-name="ro2">
          <table:covered-table-cell table:number-columns-repeated="2" table:style-name="ce2"/>
          <table:covered-table-cell table:number-columns-repeated="2" table:style-name="ce12"/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covered-table-cell table:style-name="ce16"/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covered-table-cell table:number-columns-repeated="2" table:style-name="ce16"/>
          <table:table-cell table:style-name="Default"/>
          <table:covered-table-cell table:style-name="ce51"/>
          <table:covered-table-cell table:number-columns-repeated="2" table:style-name="ce56"/>
          <table:covered-table-cell table:style-name="Default"/>
          <table:table-cell table:style-name="Default"/>
          <table:covered-table-cell table:style-name="ce51"/>
          <table:covered-table-cell table:number-columns-repeated="2" table:style-name="ce56"/>
          <table:covered-table-cell/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FX</text:p>
          </table:table-cell>
          <table:table-cell table:style-name="ce6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40" table:formula="of:=[.E4]*1+[.F4]*2+[.G4]*4 + [.H4]*3+[.I4]*6+[.J4]*12+[.L4]*1+[.M4]*2+[.N4]*4+[.O4]*3+[.P4]*6+[.Q4]*12" office:value-type="float" office:value="54" calcext:value-type="float">
            <text:p>54</text:p>
          </table:table-cell>
          <table:table-cell table:style-name="ce74" table:formula="of:=[.D4]*([.E4]*1+[.F4]*2+[.G4]*4 + [.H4]*3+[.I4]*6+[.J4]*12)+[.K4]*([.L4]*1+[.M4]*2+[.N4]*4+[.O4]*3+[.P4]*6+[.Q4]*12)" office:value-type="float" office:value="341" calcext:value-type="float">
            <text:p>341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68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40" table:formula="of:=[.E5]*1+[.F5]*2+[.G5]*4 + [.H5]*3+[.I5]*6+[.J5]*12+[.L5]*1+[.M5]*2+[.N5]*4+[.O5]*3+[.P5]*6+[.Q5]*12" office:value-type="float" office:value="111" calcext:value-type="float">
            <text:p>111</text:p>
          </table:table-cell>
          <table:table-cell table:style-name="ce74" table:formula="of:=[.D5]*([.E5]*1+[.F5]*2+[.G5]*4 + [.H5]*3+[.I5]*6+[.J5]*12)+[.K5]*([.L5]*1+[.M5]*2+[.N5]*4+[.O5]*3+[.P5]*6+[.Q5]*12)" office:value-type="float" office:value="594" calcext:value-type="float">
            <text:p>594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 *</text:p>
          </table:table-cell>
          <table:table-cell table:style-name="ce68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25" office:value-type="float" office:value="8" calcext:value-type="float">
            <text:p>8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40" table:formula="of:=[.E6]*1+[.F6]*2+[.G6]*4 + [.H6]*3+[.I6]*6+[.J6]*12+[.L6]*1+[.M6]*2+[.N6]*4+[.O6]*3+[.P6]*6+[.Q6]*12" office:value-type="float" office:value="65" calcext:value-type="float">
            <text:p>65</text:p>
          </table:table-cell>
          <table:table-cell table:style-name="ce74" table:formula="of:=[.D6]*([.E6]*1+[.F6]*2+[.G6]*4 + [.H6]*3+[.I6]*6+[.J6]*12)+[.K6]*([.L6]*1+[.M6]*2+[.N6]*4+[.O6]*3+[.P6]*6+[.Q6]*12)" office:value-type="float" office:value="345" calcext:value-type="float">
            <text:p>345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68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40" table:formula="of:=[.E7]*1+[.F7]*2+[.G7]*4 + [.H7]*3+[.I7]*6+[.J7]*12+[.L7]*1+[.M7]*2+[.N7]*4+[.O7]*3+[.P7]*6+[.Q7]*12" office:value-type="float" office:value="84" calcext:value-type="float">
            <text:p>84</text:p>
          </table:table-cell>
          <table:table-cell table:style-name="ce74" table:formula="of:=[.D7]*([.E7]*1+[.F7]*2+[.G7]*4 + [.H7]*3+[.I7]*6+[.J7]*12)+[.K7]*([.L7]*1+[.M7]*2+[.N7]*4+[.O7]*3+[.P7]*6+[.Q7]*12)" office:value-type="float" office:value="264" calcext:value-type="float">
            <text:p>264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/>
          <table:table-cell office:value-type="string" calcext:value-type="string">
            <text:p>valeur qui tourne avant la fin du tour 5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68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0" table:formula="of:=[.E8]*1+[.F8]*2+[.G8]*4 + [.H8]*3+[.I8]*6+[.J8]*12+[.L8]*1+[.M8]*2+[.N8]*4+[.O8]*3+[.P8]*6+[.Q8]*12" office:value-type="float" office:value="54" calcext:value-type="float">
            <text:p>54</text:p>
          </table:table-cell>
          <table:table-cell table:style-name="ce74" table:formula="of:=[.D8]*([.E8]*1+[.F8]*2+[.G8]*4 + [.H8]*3+[.I8]*6+[.J8]*12)+[.K8]*([.L8]*1+[.M8]*2+[.N8]*4+[.O8]*3+[.P8]*6+[.Q8]*12)" office:value-type="float" office:value="222" calcext:value-type="float">
            <text:p>222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 *</text:p>
          </table:table-cell>
          <table:table-cell table:style-name="ce68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2"/>
          <table:table-cell table:style-name="ce17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0" table:formula="of:=[.E9]*1+[.F9]*2+[.G9]*4 + [.H9]*3+[.I9]*6+[.J9]*12+[.L9]*1+[.M9]*2+[.N9]*4+[.O9]*3+[.P9]*6+[.Q9]*12" office:value-type="float" office:value="77" calcext:value-type="float">
            <text:p>77</text:p>
          </table:table-cell>
          <table:table-cell table:style-name="ce74" table:formula="of:=[.D9]*([.E9]*1+[.F9]*2+[.G9]*4 + [.H9]*3+[.I9]*6+[.J9]*12)+[.K9]*([.L9]*1+[.M9]*2+[.N9]*4+[.O9]*3+[.P9]*6+[.Q9]*12)" office:value-type="float" office:value="364" calcext:value-type="float">
            <text:p>364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etan</text:p>
          </table:table-cell>
          <table:table-cell table:style-name="ce6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40" table:formula="of:=[.E10]*1+[.F10]*2+[.G10]*4 + [.H10]*3+[.I10]*6+[.J10]*12+[.L10]*1+[.M10]*2+[.N10]*4+[.O10]*3+[.P10]*6+[.Q10]*12" office:value-type="float" office:value="97" calcext:value-type="float">
            <text:p>97</text:p>
          </table:table-cell>
          <table:table-cell table:style-name="ce74" table:formula="of:=[.D10]*([.E10]*1+[.F10]*2+[.G10]*4 + [.H10]*3+[.I10]*6+[.J10]*12)+[.K10]*([.L10]*1+[.M10]*2+[.N10]*4+[.O10]*3+[.P10]*6+[.Q10]*12)" office:value-type="float" office:value="248" calcext:value-type="float">
            <text:p>248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68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40" table:formula="of:=[.E11]*1+[.F11]*2+[.G11]*4 + [.H11]*3+[.I11]*6+[.J11]*12+[.L11]*1+[.M11]*2+[.N11]*4+[.O11]*3+[.P11]*6+[.Q11]*12" office:value-type="float" office:value="62" calcext:value-type="float">
            <text:p>62</text:p>
          </table:table-cell>
          <table:table-cell table:style-name="ce74" table:formula="of:=[.D11]*([.E11]*1+[.F11]*2+[.G11]*4 + [.H11]*3+[.I11]*6+[.J11]*12)+[.K11]*([.L11]*1+[.M11]*2+[.N11]*4+[.O11]*3+[.P11]*6+[.Q11]*12)" office:value-type="float" office:value="256" calcext:value-type="float">
            <text:p>256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-Stan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0" table:formula="of:=[.E12]*1+[.F12]*2+[.G12]*4 + [.H12]*3+[.I12]*6+[.J12]*12+[.L12]*1+[.M12]*2+[.N12]*4+[.O12]*3+[.P12]*6+[.Q12]*12" office:value-type="float" office:value="80" calcext:value-type="float">
            <text:p>80</text:p>
          </table:table-cell>
          <table:table-cell table:style-name="ce74" table:formula="of:=[.D12]*([.E12]*1+[.F12]*2+[.G12]*4 + [.H12]*3+[.I12]*6+[.J12]*12)+[.K12]*([.L12]*1+[.M12]*2+[.N12]*4+[.O12]*3+[.P12]*6+[.Q12]*12)" office:value-type="float" office:value="372" calcext:value-type="float">
            <text:p>372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/>
          <table:table-cell office:value-type="string" calcext:value-type="string">
            <text:p>changement techno avant la fin du 9eme tour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68" office:value-type="float" office:value="8" calcext:value-type="float">
            <text:p>8</text:p>
          </table:table-cell>
          <table:table-cell table:style-name="ce17"/>
          <table:table-cell table:number-columns-repeated="2"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/>
          <table:table-cell table:style-name="ce25" office:value-type="float" office:value="8" calcext:value-type="float">
            <text:p>8</text:p>
          </table:table-cell>
          <table:table-cell table:style-name="ce25" table:number-columns-repeated="6"/>
          <table:table-cell table:style-name="ce40" table:formula="of:=[.E13]*1+[.F13]*2+[.G13]*4 + [.H13]*3+[.I13]*6+[.J13]*12+[.L13]*1+[.M13]*2+[.N13]*4+[.O13]*3+[.P13]*6+[.Q13]*12" office:value-type="float" office:value="39" calcext:value-type="float">
            <text:p>39</text:p>
          </table:table-cell>
          <table:table-cell table:style-name="ce74" table:formula="of:=[.D13]*([.E13]*1+[.F13]*2+[.G13]*4 + [.H13]*3+[.I13]*6+[.J13]*12)+[.K13]*([.L13]*1+[.M13]*2+[.N13]*4+[.O13]*3+[.P13]*6+[.Q13]*12)" office:value-type="float" office:value="312" calcext:value-type="float">
            <text:p>312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/>
          <table:table-cell office:value-type="string" calcext:value-type="string">
            <text:p>3ème changement techno avant la fin du 10eme tour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Bernard</text:p>
          </table:table-cell>
          <table:table-cell table:style-name="ce68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5" office:value-type="float" office:value="8" calcext:value-type="float">
            <text:p>8</text:p>
          </table:table-cell>
          <table:table-cell table:style-name="ce25" table:number-columns-repeated="6"/>
          <table:table-cell table:style-name="ce40" table:formula="of:=[.E14]*1+[.F14]*2+[.G14]*4 + [.H14]*3+[.I14]*6+[.J14]*12+[.L14]*1+[.M14]*2+[.N14]*4+[.O14]*3+[.P14]*6+[.Q14]*12" office:value-type="float" office:value="39" calcext:value-type="float">
            <text:p>39</text:p>
          </table:table-cell>
          <table:table-cell table:style-name="ce74" table:formula="of:=[.D14]*([.E14]*1+[.F14]*2+[.G14]*4 + [.H14]*3+[.I14]*6+[.J14]*12)+[.K14]*([.L14]*1+[.M14]*2+[.N14]*4+[.O14]*3+[.P14]*6+[.Q14]*12)" office:value-type="float" office:value="312" calcext:value-type="float">
            <text:p>312</text:p>
          </table:table-cell>
          <table:table-cell table:style-name="Default"/>
          <table:table-cell table:style-name="ce52" table:formula="of:=AVERAGE([.$R$4:.$R$14])" office:value-type="float" office:value="69.2727272727273" calcext:value-type="float">
            <text:p>69,27</text:p>
          </table:table-cell>
          <table:table-cell table:style-name="ce57" table:formula="of:=([.$R$18]+[.$R$20])*2/MAX([.$X$15];MAX([.$R$4:.$R$14]))-1" office:value-type="percentage" office:value="0.537232657035288" calcext:value-type="percentage">
            <text:p>53,72%</text:p>
          </table:table-cell>
          <table:table-cell table:style-name="ce60" table:formula="of:=MEDIAN([.$R$4:.$R$14])" office:value-type="float" office:value="65" calcext:value-type="float">
            <text:p>65</text:p>
          </table:table-cell>
          <table:table-cell table:style-name="ce57" table:formula="of:=([.$R$18]-[.$R$20])*2/MAX([.$X$15];MAX([.$R$4:.$R$14]))-1" office:value-type="percentage" office:value="-0.228141747944379" calcext:value-type="percentage">
            <text:p>-22,81%</text:p>
          </table:table-cell>
          <table:table-cell table:style-name="ce65"/>
          <table:table-cell table:style-name="ce52" table:formula="of:=AVERAGE([.$S$4:.$S$14])" office:value-type="float" office:value="330" calcext:value-type="float">
            <text:p>330,00</text:p>
          </table:table-cell>
          <table:table-cell table:style-name="ce57" table:formula="of:=([.$S$18]+[.$S$20])*2/MAX([.$AC$15];MAX([.$S$4:.$S$14]))-1" office:value-type="percentage" office:value="0.231173862129968" calcext:value-type="percentage">
            <text:p>23,12%</text:p>
          </table:table-cell>
          <table:table-cell table:style-name="ce60" table:formula="of:=MEDIAN([.$S$4:.$S$14])" office:value-type="float" office:value="312" calcext:value-type="float">
            <text:p>312</text:p>
          </table:table-cell>
          <table:table-cell table:style-name="ce57" table:formula="of:=([.$S$18]-[.$S$20])*2/MAX([.$AC$15];MAX([.$S$4:.$S$14]))-1" office:value-type="percentage" office:value="-0.345459576415682" calcext:value-type="percentage">
            <text:p>-34,55%</text:p>
          </table:table-cell>
          <table:table-cell table:number-columns-repeated="995"/>
        </table:table-row>
        <table:table-row table:style-name="ro2">
          <table:table-cell table:style-name="ce5"/>
          <table:table-cell table:style-name="ce9"/>
          <table:table-cell table:style-name="ce13" table:number-columns-repeated="2"/>
          <table:table-cell table:style-name="ce20" table:number-columns-repeated="5"/>
          <table:table-cell table:style-name="ce22" table:number-columns-repeated="2"/>
          <table:table-cell table:style-name="ce20" table:number-columns-repeated="6"/>
          <table:table-cell table:style-name="ce72" table:number-columns-repeated="2"/>
          <table:table-cell/>
          <table:table-cell table:style-name="ce53"/>
          <table:table-cell table:style-name="ce59"/>
          <table:table-cell table:style-name="ce61" office:value-type="string" calcext:value-type="string">
            <text:p>Max Y Schéma :</text:p>
          </table:table-cell>
          <table:table-cell table:style-name="ce75" office:value-type="float" office:value="120" calcext:value-type="float">
            <text:p>120</text:p>
          </table:table-cell>
          <table:table-cell/>
          <table:table-cell table:style-name="ce53"/>
          <table:table-cell table:style-name="ce59"/>
          <table:table-cell table:style-name="ce61" office:value-type="string" calcext:value-type="string">
            <text:p>Max Y Schéma :</text:p>
          </table:table-cell>
          <table:table-cell table:style-name="ce75" office:value-type="float" office:value="700" calcext:value-type="float">
            <text:p>700</text:p>
          </table:table-cell>
          <table:table-cell table:style-name="ce5" table:number-columns-repeated="995"/>
        </table:table-row>
        <table:table-row table:style-name="ro2">
          <table:table-cell/>
          <table:table-cell table:style-name="ce9"/>
          <table:table-cell table:number-columns-repeated="2"/>
          <table:table-cell table:style-name="ce20" table:number-columns-repeated="8"/>
          <table:table-cell table:style-name="ce69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4"/>
          <table:covered-table-cell table:style-name="ce70"/>
          <table:covered-table-cell table:style-name="ce71"/>
          <table:table-cell table:style-name="ce73" table:formula="of:=SUM([.R4:.R14])" office:value-type="float" office:value="762" calcext:value-type="float">
            <text:p>762,00</text:p>
          </table:table-cell>
          <table:table-cell table:style-name="ce73" table:formula="of:=SUM([.S4:.S14])" office:value-type="float" office:value="3630" calcext:value-type="float">
            <text:p>3630,00</text:p>
          </table:table-cell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2ème tour, passage de 27 à 17</text:p>
          </table:table-cell>
          <table:table-cell table:number-columns-repeated="993"/>
        </table:table-row>
        <table:table-row table:style-name="ro2">
          <table:table-cell/>
          <table:table-cell table:style-name="ce9"/>
          <table:table-cell table:number-columns-repeated="2"/>
          <table:table-cell table:style-name="ce20" table:number-columns-repeated="8"/>
          <table:table-cell table:style-name="ce28" office:value-type="string" calcext:value-type="string" table:number-columns-spanned="5" table:number-rows-spanned="1">
            <text:p>Médiane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4" table:formula="of:=MEDIAN([.$R$4:.$R$14])" office:value-type="float" office:value="65" calcext:value-type="float">
            <text:p>65,00</text:p>
          </table:table-cell>
          <table:table-cell table:style-name="ce44" table:formula="of:=MEDIAN([.S4:.S14])" office:value-type="float" office:value="312" calcext:value-type="float">
            <text:p>312,00</text:p>
          </table:table-cell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2"/>
          <table:table-cell table:style-name="ce20" table:number-columns-repeated="8"/>
          <table:table-cell table:style-name="ce27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3" table:formula="of:=AVERAGE([.$R$4:.$R$14])" office:value-type="float" office:value="69.2727272727273" calcext:value-type="float">
            <text:p>69,27</text:p>
          </table:table-cell>
          <table:table-cell table:style-name="ce43" table:formula="of:=AVERAGE([.S4:.S14])" office:value-type="float" office:value="330" calcext:value-type="float">
            <text:p>330,00</text:p>
          </table:table-cell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2"/>
          <table:table-cell table:style-name="ce20" table:number-columns-repeated="8"/>
          <table:table-cell table:style-name="ce27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4"/>
          <table:covered-table-cell table:style-name="ce37"/>
          <table:covered-table-cell table:style-name="ce22"/>
          <table:table-cell table:style-name="ce45" table:formula="of:=[.R20]/[.R18]" office:value-type="percentage" office:value="0.331461356487257" calcext:value-type="percentage">
            <text:p>33,15%</text:p>
          </table:table-cell>
          <table:table-cell table:style-name="ce45" table:formula="of:=[.S20]/[.S18]" office:value-type="percentage" office:value="0.305790459834815" calcext:value-type="percentage">
            <text:p>30,58%</text:p>
          </table:table-cell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2"/>
          <table:table-cell table:style-name="ce20" table:number-columns-repeated="8"/>
          <table:table-cell table:style-name="ce29" office:value-type="string" calcext:value-type="string" table:number-columns-spanned="5" table:number-rows-spanned="1">
            <text:p>Écart type :</text:p>
          </table:table-cell>
          <table:covered-table-cell table:style-name="ce31"/>
          <table:covered-table-cell table:style-name="ce34"/>
          <table:covered-table-cell table:style-name="ce35"/>
          <table:covered-table-cell table:style-name="ce38"/>
          <table:table-cell table:style-name="ce46" table:formula="of:=STDEV([.$R$4:.$R$14])" office:value-type="float" office:value="22.96123214939" calcext:value-type="float">
            <text:p>22,96</text:p>
          </table:table-cell>
          <table:table-cell table:style-name="ce46" table:formula="of:=STDEV([.S4:.S14])" office:value-type="float" office:value="100.910851745489" calcext:value-type="float">
            <text:p>100,91</text:p>
          </table:table-cell>
          <table:table-cell table:number-columns-repeated="1005"/>
        </table:table-row>
        <table:table-row table:style-name="ro2">
          <table:table-cell>
            <draw:frame table:end-cell-address="'Monnaie Libre'.R51" table:end-x="2.82cm" table:end-y="0.359cm" draw:z-index="0" draw:style-name="gr1" draw:text-style-name="P1" svg:width="30.57cm" svg:height="13.68cm" svg:x="0.227cm" svg:y="0.678cm">
              <draw:object draw:notify-on-update-of-ranges="'Monnaie Libre'.C4:'Monnaie Libre'.C14 'Monnaie Libre'.R2:'Monnaie Libre'.R2 'Monnaie Libre'.R4:'Monnaie Libre'.R14 'Monnaie Libre'.X2:'Monnaie Libre'.X2 'Monnaie Libre'.X4:'Monnaie Libre'.X14 'Monnaie Libre'.V2:'Monnaie Libre'.V2 'Monnaie Libre'.V4:'Monnaie Libre'.V14 'Monnaie Libre'.U2:'Monnaie Libre'.U2 'Monnaie Libre'.U4:'Monnaie Libre'.U14 'Monnaie Libre'.W2:'Monnaie Libre'.W2 'Monnaie Libre'.W4:'Monnaie Libre'.W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23"/>
          <table:table-cell table:style-name="ce5" table:number-columns-repeated="2"/>
          <table:table-cell table:number-columns-repeated="99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4"/>
          <table:table-cell table:style-name="ce20" table:number-columns-repeated="13"/>
          <table:table-cell table:style-name="ce49" table:number-columns-repeated="2"/>
          <table:table-cell table:number-columns-repeated="1005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9">
          <table:table-cell table:number-columns-repeated="23"/>
          <table:table-cell table:style-name="ce5" table:number-columns-repeated="2"/>
          <table:table-cell table:number-columns-repeated="999"/>
        </table:table-row>
        <table:table-row table:style-name="ro2">
          <table:table-cell>
            <draw:frame table:end-cell-address="'Monnaie Libre'.R83" table:end-x="2.869cm" table:end-y="0.082cm" draw:z-index="1" draw:style-name="gr1" draw:text-style-name="P1" svg:width="30.572cm" svg:height="13.678cm" svg:x="0.274cm" svg:y="0.855cm">
              <draw:object draw:notify-on-update-of-ranges="'Monnaie Libre'.C4:'Monnaie Libre'.C14 'Monnaie Libre'.S2:'Monnaie Libre'.S2 'Monnaie Libre'.S4:'Monnaie Libre'.S14 'Monnaie Libre'.AC2:'Monnaie Libre'.AC2 'Monnaie Libre'.AC4:'Monnaie Libre'.AC14 'Monnaie Libre'.AA2:'Monnaie Libre'.AA2 'Monnaie Libre'.AA4:'Monnaie Libre'.AA14 'Monnaie Libre'.Z2:'Monnaie Libre'.Z2 'Monnaie Libre'.Z4:'Monnaie Libre'.Z14 'Monnaie Libre'.AB2:'Monnaie Libre'.AB2 'Monnaie Libre'.AB4:'Monnaie Libre'.AB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2"/>
          <table:table-cell table:style-name="ce5" table:number-columns-repeated="2"/>
          <table:table-cell table:number-columns-repeated="999"/>
        </table:table-row>
        <table:table-row table:style-name="ro2" table:number-rows-repeated="8">
          <table:table-cell table:number-columns-repeated="23"/>
          <table:table-cell table:style-name="ce5" table:number-columns-repeated="2"/>
          <table:table-cell table:number-columns-repeated="999"/>
        </table:table-row>
        <table:table-row table:style-name="ro2">
          <table:table-cell table:number-columns-repeated="23"/>
          <table:table-cell table:style-name="ce5" table:number-columns-repeated="2"/>
          <table:table-cell table:number-columns-repeated="999"/>
        </table:table-row>
      </table:table>
      <table:named-expressions/>
      <table:database-ranges>
        <table:database-range table:name="__Anonymous_Sheet_DB__1" table:target-range-address="'Monnaie Libre'.Y4:'Monnaie Libre'.Y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16:50:12.654687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6-06-05T16:57:37.512105180</dc:date>
    <meta:editing-duration>PT21H14M7S</meta:editing-duration>
    <meta:editing-cycles>61</meta:editing-cycles>
    <meta:generator>LibreOffice/4.2.8.2$Linux_X86_64 LibreOffice_project/420m0$Build-2</meta:generator>
    <dc:creator>Millicent </dc:creator>
    <meta:document-statistic meta:table-count="2" meta:cell-count="5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verlap="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false" chart:tick-marks-major-inner="false" chart:tick-marks-major-outer="false" chart:logarithmic="false" chart:minimum="-1" chart:maximum="1" chart:gap-width="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571cm" svg:height="13.681cm" xlink:href=".." xlink:type="simple" chart:class="chart:bar" chart:column-mapping="0 4 2 1 3" chart:style-name="ch1">
        <chart:title svg:x="13.813cm" svg:y="0.409cm" chart:style-name="ch2">
          <text:p>Monnaie Libre</text:p>
        </chart:title>
        <chart:subtitle svg:x="14.434cm" svg:y="1.592cm" chart:style-name="ch3">
          <text:p>(TRM)</text:p>
        </chart:subtitle>
        <chart:legend chart:legend-position="top" svg:x="7.156cm" svg:y="2.381cm" style:legend-expansion="wide" chart:style-name="ch4"/>
        <chart:plot-area chart:style-name="ch5" table:cell-range-address="'Monnaie Libre'.C4:'Monnaie Libre'.C14 'Monnaie Libre'.R2:'Monnaie Libre'.R2 'Monnaie Libre'.R4:'Monnaie Libre'.R14 'Monnaie Libre'.U2:'Monnaie Libre'.X2 'Monnaie Libre'.U4:'Monnaie Libre'.X14" chart:data-source-has-labels="both" svg:x="0.611cm" svg:y="3.252cm" svg:width="29.349cm" svg:height="10.156cm">
          <chartooo:coordinate-region svg:x="1.418cm" svg:y="3.451cm" svg:width="28.542cm" svg:height="9.31cm"/>
          <chart:axis chart:dimension="x" chart:name="primary-x" chart:style-name="ch6" chartooo:axis-type="auto">
            <chartooo:date-scale/>
            <chart:categories table:cell-range-address="'Monnaie Libre'.C4:'Monnaie Libre'.C14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Libre'.R4:'Monnaie Libre'.R14" chart:label-cell-address="'Monnaie Libre'.R2:'Monnaie Libre'.R2" chart:class="chart:bar">
            <chart:data-point chart:repeated="11"/>
          </chart:series>
          <chart:series chart:attached-axis="secondary-y" chart:style-name="ch11" chart:values-cell-range-address="'Monnaie Libre'.X4:'Monnaie Libre'.X14" chart:label-cell-address="'Monnaie Libre'.X2:'Monnaie Libre'.X2" chart:class="chart:bar">
            <chart:data-point chart:repeated="11"/>
          </chart:series>
          <chart:series chart:attached-axis="secondary-y" chart:style-name="ch11" chart:values-cell-range-address="'Monnaie Libre'.V4:'Monnaie Libre'.V14" chart:label-cell-address="'Monnaie Libre'.V2:'Monnaie Libre'.V2" chart:class="chart:bar">
            <chart:data-point chart:repeated="11"/>
          </chart:series>
          <chart:series chart:attached-axis="primary-y" chart:style-name="ch12" chart:values-cell-range-address="'Monnaie Libre'.U4:'Monnaie Libre'.U14" chart:label-cell-address="'Monnaie Libre'.U2:'Monnaie Libre'.U2" chart:class="chart:line">
            <chart:data-point chart:repeated="11"/>
          </chart:series>
          <chart:series chart:attached-axis="primary-y" chart:style-name="ch13" chart:values-cell-range-address="'Monnaie Libre'.W4:'Monnaie Libre'.W14" chart:label-cell-address="'Monnaie Libre'.W2:'Monnaie Libre'.W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onnaie Libre'.R2:'Monnaie Libre'.R2</svg:desc>
                </draw:g>
              </table:table-cell>
              <table:table-cell office:value-type="string">
                <text:p>Écart type</text:p>
                <draw:g>
                  <svg:desc>'Monnaie Libre'.X2:'Monnaie Libre'.X2</svg:desc>
                </draw:g>
              </table:table-cell>
              <table:table-cell office:value-type="string">
                <text:p>Écart type</text:p>
                <draw:g>
                  <svg:desc>'Monnaie Libre'.V2:'Monnaie Libre'.V2</svg:desc>
                </draw:g>
              </table:table-cell>
              <table:table-cell office:value-type="string">
                <text:p>Moyenne</text:p>
                <draw:g>
                  <svg:desc>'Monnaie Libre'.U2:'Monnaie Libre'.U2</svg:desc>
                </draw:g>
              </table:table-cell>
              <table:table-cell office:value-type="string">
                <text:p>Médiane</text:p>
                <draw:g>
                  <svg:desc>'Monnaie Libre'.W2:'Monnaie Libre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X</text:p>
                <draw:g>
                  <svg:desc>'Monnaie Libre'.C4:'Monnaie Libre'.C14</svg:desc>
                </draw:g>
              </table:table-cell>
              <table:table-cell office:value-type="float" office:value="54">
                <text:p>54</text:p>
                <draw:g>
                  <svg:desc>'Monnaie Libre'.R4:'Monnaie Libre'.R14</svg:desc>
                </draw:g>
              </table:table-cell>
              <table:table-cell office:value-type="float" office:value="-0.228141747944379">
                <text:p>-0.228141747944379</text:p>
                <draw:g>
                  <svg:desc>'Monnaie Libre'.X4:'Monnaie Libre'.X14</svg:desc>
                </draw:g>
              </table:table-cell>
              <table:table-cell office:value-type="float" office:value="0.537232657035288">
                <text:p>0.537232657035288</text:p>
                <draw:g>
                  <svg:desc>'Monnaie Libre'.V4:'Monnaie Libre'.V14</svg:desc>
                </draw:g>
              </table:table-cell>
              <table:table-cell office:value-type="float" office:value="69.2727272727273">
                <text:p>69.2727272727273</text:p>
                <draw:g>
                  <svg:desc>'Monnaie Libre'.U4:'Monnaie Libre'.U14</svg:desc>
                </draw:g>
              </table:table-cell>
              <table:table-cell office:value-type="float" office:value="65">
                <text:p>65</text:p>
                <draw:g>
                  <svg:desc>'Monnaie Libre'.W4:'Monnaie Libre'.W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111">
                <text:p>111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Julie *</text:p>
              </table:table-cell>
              <table:table-cell office:value-type="float" office:value="65">
                <text:p>65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84">
                <text:p>84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54">
                <text:p>54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Nicolas *</text:p>
              </table:table-cell>
              <table:table-cell office:value-type="float" office:value="77">
                <text:p>77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Gaetan</text:p>
              </table:table-cell>
              <table:table-cell office:value-type="float" office:value="97">
                <text:p>97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62">
                <text:p>62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Marie-Stan</text:p>
              </table:table-cell>
              <table:table-cell office:value-type="float" office:value="80">
                <text:p>80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39">
                <text:p>39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Bernard</text:p>
              </table:table-cell>
              <table:table-cell office:value-type="float" office:value="39">
                <text:p>39</text:p>
              </table:table-cell>
              <table:table-cell office:value-type="float" office:value="-0.228141747944379">
                <text:p>-0.228141747944379</text:p>
              </table:table-cell>
              <table:table-cell office:value-type="float" office:value="0.537232657035288">
                <text:p>0.537232657035288</text:p>
              </table:table-cell>
              <table:table-cell office:value-type="float" office:value="69.2727272727273">
                <text:p>69.2727272727273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false" chart:tick-marks-major-inner="false" chart:tick-marks-major-outer="false" chart:logarithmic="false" chart:minimum="-1" chart:maximum="1" chart:origin="0" chart:gap-width="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81cm" svg:height="16.352cm" xlink:href=".." xlink:type="simple" chart:class="chart:bar" chart:column-mapping="0 2 4 1 3" chart:style-name="ch1">
        <chart:title svg:x="12.228cm" svg:y="0.463cm" chart:style-name="ch2">
          <text:p>Monnaie Dette</text:p>
        </chart:title>
        <chart:subtitle svg:x="11.574cm" svg:y="1.185cm" chart:style-name="ch3">
          <text:p>(en comptant la banque)</text:p>
        </chart:subtitle>
        <chart:legend chart:legend-position="top" svg:x="5.611cm" svg:y="2.489cm" style:legend-expansion="wide" chart:style-name="ch4"/>
        <chart:plot-area chart:style-name="ch5" table:cell-range-address="'Monnaie Dette'.C4:'Monnaie Dette'.C15 'Monnaie Dette'.P2:'Monnaie Dette'.P2 'Monnaie Dette'.P4:'Monnaie Dette'.P15 'Monnaie Dette'.W2:'Monnaie Dette'.Z2 'Monnaie Dette'.W4:'Monnaie Dette'.Z15" chart:data-source-has-labels="both" svg:x="0.549cm" svg:y="3.414cm" svg:width="26.383cm" svg:height="12.611cm">
          <chartooo:coordinate-region svg:x="1.356cm" svg:y="3.613cm" svg:width="25.576cm" svg:height="11.765cm"/>
          <chart:axis chart:dimension="x" chart:name="primary-x" chart:style-name="ch6" chartooo:axis-type="auto">
            <chartooo:date-scale/>
            <chart:categories table:cell-range-address="'Monnaie Dette'.C4:'Monnaie Dette'.C15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Dette'.P4:'Monnaie Dette'.P15" chart:label-cell-address="'Monnaie Dette'.P2:'Monnaie Dette'.P2" chart:class="chart:bar">
            <chart:data-point chart:repeated="12"/>
          </chart:series>
          <chart:series chart:attached-axis="secondary-y" chart:style-name="ch11" chart:values-cell-range-address="'Monnaie Dette'.X4:'Monnaie Dette'.X15" chart:label-cell-address="'Monnaie Dette'.X2:'Monnaie Dette'.X2" chart:class="chart:bar">
            <chart:data-point chart:repeated="12"/>
          </chart:series>
          <chart:series chart:attached-axis="secondary-y" chart:style-name="ch12" chart:values-cell-range-address="'Monnaie Dette'.Z4:'Monnaie Dette'.Z15" chart:label-cell-address="'Monnaie Dette'.Z2:'Monnaie Dette'.Z2" chart:class="chart:bar">
            <chart:data-point chart:repeated="12"/>
          </chart:series>
          <chart:series chart:attached-axis="primary-y" chart:style-name="ch13" chart:values-cell-range-address="'Monnaie Dette'.W4:'Monnaie Dette'.W15" chart:label-cell-address="'Monnaie Dette'.W2:'Monnaie Dette'.W2" chart:class="chart:line">
            <chart:data-point chart:repeated="12"/>
          </chart:series>
          <chart:series chart:attached-axis="primary-y" chart:style-name="ch14" chart:values-cell-range-address="'Monnaie Dette'.Y4:'Monnaie Dette'.Y15" chart:label-cell-address="'Monnaie Dette'.Y2:'Monnaie Dette'.Y2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onnaie Dette'.P2:'Monnaie Dette'.P2</svg:desc>
                </draw:g>
              </table:table-cell>
              <table:table-cell office:value-type="string">
                <text:p>Écart type</text:p>
                <draw:g>
                  <svg:desc>'Monnaie Dette'.X2:'Monnaie Dette'.X2</svg:desc>
                </draw:g>
              </table:table-cell>
              <table:table-cell office:value-type="string">
                <text:p>Écart type</text:p>
                <draw:g>
                  <svg:desc>'Monnaie Dette'.Z2:'Monnaie Dette'.Z2</svg:desc>
                </draw:g>
              </table:table-cell>
              <table:table-cell office:value-type="string">
                <text:p>Moyenne</text:p>
                <draw:g>
                  <svg:desc>'Monnaie Dette'.W2:'Monnaie Dette'.W2</svg:desc>
                </draw:g>
              </table:table-cell>
              <table:table-cell office:value-type="string">
                <text:p>Médiane</text:p>
                <draw:g>
                  <svg:desc>'Monnaie Dette'.Y2:'Monnaie Dette'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X</text:p>
                <draw:g>
                  <svg:desc>'Monnaie Dette'.C4:'Monnaie Dette'.C15</svg:desc>
                </draw:g>
              </table:table-cell>
              <table:table-cell office:value-type="float" office:value="15">
                <text:p>15</text:p>
                <draw:g>
                  <svg:desc>'Monnaie Dette'.P4:'Monnaie Dette'.P15</svg:desc>
                </draw:g>
              </table:table-cell>
              <table:table-cell office:value-type="float" office:value="0.144100476602874">
                <text:p>0.144100476602874</text:p>
                <draw:g>
                  <svg:desc>'Monnaie Dette'.X4:'Monnaie Dette'.X15</svg:desc>
                </draw:g>
              </table:table-cell>
              <table:table-cell office:value-type="float" office:value="-0.779100476602874">
                <text:p>-0.779100476602874</text:p>
                <draw:g>
                  <svg:desc>'Monnaie Dette'.Z4:'Monnaie Dette'.Z15</svg:desc>
                </draw:g>
              </table:table-cell>
              <table:table-cell office:value-type="float" office:value="68.25">
                <text:p>68.25</text:p>
                <draw:g>
                  <svg:desc>'Monnaie Dette'.W4:'Monnaie Dette'.W15</svg:desc>
                </draw:g>
              </table:table-cell>
              <table:table-cell office:value-type="float" office:value="57">
                <text:p>57</text:p>
                <draw:g>
                  <svg:desc>'Monnaie Dette'.Y4:'Monnaie Dette'.Y15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60">
                <text:p>60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54">
                <text:p>54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54">
                <text:p>54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48">
                <text:p>48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75">
                <text:p>75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Gaetan</text:p>
              </table:table-cell>
              <table:table-cell office:value-type="float" office:value="30">
                <text:p>30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48">
                <text:p>48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rie-Stan</text:p>
              </table:table-cell>
              <table:table-cell office:value-type="float" office:value="99">
                <text:p>99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72">
                <text:p>72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Bernard</text:p>
              </table:table-cell>
              <table:table-cell office:value-type="float" office:value="66">
                <text:p>66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Banque</text:p>
              </table:table-cell>
              <table:table-cell office:value-type="float" office:value="198">
                <text:p>198</text:p>
              </table:table-cell>
              <table:table-cell office:value-type="float" office:value="0.144100476602874">
                <text:p>0.144100476602874</text:p>
              </table:table-cell>
              <table:table-cell office:value-type="float" office:value="-0.779100476602874">
                <text:p>-0.779100476602874</text:p>
              </table:table-cell>
              <table:table-cell office:value-type="float" office:value="68.25">
                <text:p>68.25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verlap="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false" chart:tick-marks-major-inner="false" chart:tick-marks-major-outer="false" chart:logarithmic="false" chart:minimum="-1" chart:maximum="1" chart:gap-width="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573cm" svg:height="13.679cm" xlink:href=".." xlink:type="simple" chart:class="chart:bar" chart:column-mapping="0 4 2 1 3" chart:style-name="ch1">
        <chart:title svg:x="12.689cm" svg:y="0.408cm" chart:style-name="ch2">
          <text:p>Monnaie Libre
(avec multiplicateur tech)</text:p>
        </chart:title>
        <chart:subtitle svg:x="14.436cm" svg:y="1.592cm" chart:style-name="ch3">
          <text:p>(TRM)</text:p>
        </chart:subtitle>
        <chart:legend chart:legend-position="top" svg:x="6.76cm" svg:y="2.91cm" style:legend-expansion="wide" chart:style-name="ch4"/>
        <chart:plot-area chart:style-name="ch5" table:cell-range-address="'Monnaie Libre'.C4:'Monnaie Libre'.C14 'Monnaie Libre'.S2:'Monnaie Libre'.S2 'Monnaie Libre'.S4:'Monnaie Libre'.S14 'Monnaie Libre'.Z2:'Monnaie Libre'.AC2 'Monnaie Libre'.Z4:'Monnaie Libre'.AC14" chart:data-source-has-labels="both" svg:x="0.611cm" svg:y="3.781cm" svg:width="29.351cm" svg:height="9.625cm">
          <chartooo:coordinate-region svg:x="1.418cm" svg:y="3.98cm" svg:width="28.544cm" svg:height="8.779cm"/>
          <chart:axis chart:dimension="x" chart:name="primary-x" chart:style-name="ch6" chartooo:axis-type="auto">
            <chartooo:date-scale/>
            <chart:categories table:cell-range-address="'Monnaie Libre'.C4:'Monnaie Libre'.C14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Libre'.S4:'Monnaie Libre'.S14" chart:label-cell-address="'Monnaie Libre'.S2:'Monnaie Libre'.S2" chart:class="chart:bar">
            <chart:data-point chart:repeated="11"/>
          </chart:series>
          <chart:series chart:attached-axis="secondary-y" chart:style-name="ch11" chart:values-cell-range-address="'Monnaie Libre'.AC4:'Monnaie Libre'.AC14" chart:label-cell-address="'Monnaie Libre'.AC2:'Monnaie Libre'.AC2" chart:class="chart:bar">
            <chart:data-point chart:repeated="11"/>
          </chart:series>
          <chart:series chart:attached-axis="secondary-y" chart:style-name="ch11" chart:values-cell-range-address="'Monnaie Libre'.AA4:'Monnaie Libre'.AA14" chart:label-cell-address="'Monnaie Libre'.AA2:'Monnaie Libre'.AA2" chart:class="chart:bar">
            <chart:data-point chart:repeated="11"/>
          </chart:series>
          <chart:series chart:attached-axis="primary-y" chart:style-name="ch12" chart:values-cell-range-address="'Monnaie Libre'.Z4:'Monnaie Libre'.Z14" chart:label-cell-address="'Monnaie Libre'.Z2:'Monnaie Libre'.Z2" chart:class="chart:line">
            <chart:data-point chart:repeated="11"/>
          </chart:series>
          <chart:series chart:attached-axis="primary-y" chart:style-name="ch13" chart:values-cell-range-address="'Monnaie Libre'.AB4:'Monnaie Libre'.AB14" chart:label-cell-address="'Monnaie Libre'.AB2:'Monnaie Libre'.AB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*tech</text:p>
                <draw:g>
                  <svg:desc>'Monnaie Libre'.S2:'Monnaie Libre'.S2</svg:desc>
                </draw:g>
              </table:table-cell>
              <table:table-cell office:value-type="string">
                <text:p>Écart type</text:p>
                <draw:g>
                  <svg:desc>'Monnaie Libre'.AC2:'Monnaie Libre'.AC2</svg:desc>
                </draw:g>
              </table:table-cell>
              <table:table-cell office:value-type="string">
                <text:p>Écart type</text:p>
                <draw:g>
                  <svg:desc>'Monnaie Libre'.AA2:'Monnaie Libre'.AA2</svg:desc>
                </draw:g>
              </table:table-cell>
              <table:table-cell office:value-type="string">
                <text:p>Moyenne</text:p>
                <draw:g>
                  <svg:desc>'Monnaie Libre'.Z2:'Monnaie Libre'.Z2</svg:desc>
                </draw:g>
              </table:table-cell>
              <table:table-cell office:value-type="string">
                <text:p>Médiane</text:p>
                <draw:g>
                  <svg:desc>'Monnaie Libre'.AB2:'Monnaie Libre'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X</text:p>
                <draw:g>
                  <svg:desc>'Monnaie Libre'.C4:'Monnaie Libre'.C14</svg:desc>
                </draw:g>
              </table:table-cell>
              <table:table-cell office:value-type="float" office:value="341">
                <text:p>341</text:p>
                <draw:g>
                  <svg:desc>'Monnaie Libre'.S4:'Monnaie Libre'.S14</svg:desc>
                </draw:g>
              </table:table-cell>
              <table:table-cell office:value-type="float" office:value="-0.345459576415682">
                <text:p>-0.345459576415682</text:p>
                <draw:g>
                  <svg:desc>'Monnaie Libre'.AC4:'Monnaie Libre'.AC14</svg:desc>
                </draw:g>
              </table:table-cell>
              <table:table-cell office:value-type="float" office:value="0.231173862129968">
                <text:p>0.231173862129968</text:p>
                <draw:g>
                  <svg:desc>'Monnaie Libre'.AA4:'Monnaie Libre'.AA14</svg:desc>
                </draw:g>
              </table:table-cell>
              <table:table-cell office:value-type="float" office:value="330">
                <text:p>330</text:p>
                <draw:g>
                  <svg:desc>'Monnaie Libre'.Z4:'Monnaie Libre'.Z14</svg:desc>
                </draw:g>
              </table:table-cell>
              <table:table-cell office:value-type="float" office:value="312">
                <text:p>312</text:p>
                <draw:g>
                  <svg:desc>'Monnaie Libre'.AB4:'Monnaie Libre'.AB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594">
                <text:p>594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Julie *</text:p>
              </table:table-cell>
              <table:table-cell office:value-type="float" office:value="345">
                <text:p>345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264">
                <text:p>264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222">
                <text:p>222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Nicolas *</text:p>
              </table:table-cell>
              <table:table-cell office:value-type="float" office:value="364">
                <text:p>364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Gaetan</text:p>
              </table:table-cell>
              <table:table-cell office:value-type="float" office:value="248">
                <text:p>248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256">
                <text:p>256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Marie-Stan</text:p>
              </table:table-cell>
              <table:table-cell office:value-type="float" office:value="372">
                <text:p>372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312">
                <text:p>312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Bernard</text:p>
              </table:table-cell>
              <table:table-cell office:value-type="float" office:value="312">
                <text:p>312</text:p>
              </table:table-cell>
              <table:table-cell office:value-type="float" office:value="-0.345459576415682">
                <text:p>-0.345459576415682</text:p>
              </table:table-cell>
              <table:table-cell office:value-type="float" office:value="0.231173862129968">
                <text:p>0.231173862129968</text:p>
              </table:table-cell>
              <table:table-cell office:value-type="float" office:value="330">
                <text:p>330</text:p>
              </table:table-cell>
              <table:table-cell office:value-type="float" office:value="312">
                <text:p>3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false" chart:tick-marks-major-inner="false" chart:tick-marks-major-outer="false" chart:logarithmic="false" chart:minimum="-1" chart:maximum="1" chart:gap-width="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81cm" svg:height="16.355cm" xlink:href=".." xlink:type="simple" chart:class="chart:bar" chart:column-mapping="0 2 4 1 3" chart:style-name="ch1">
        <chart:title svg:x="12.228cm" svg:y="0.463cm" chart:style-name="ch2">
          <text:p>Monnaie Dette</text:p>
        </chart:title>
        <chart:subtitle svg:x="11.445cm" svg:y="1.104cm" chart:style-name="ch3">
          <text:p>(sans compter la banque)</text:p>
        </chart:subtitle>
        <chart:legend chart:legend-position="top" svg:x="5.611cm" svg:y="2.489cm" style:legend-expansion="wide" chart:style-name="ch4"/>
        <chart:plot-area chart:style-name="ch5" table:cell-range-address="'Monnaie Dette'.C4:'Monnaie Dette'.C14 'Monnaie Dette'.P2:'Monnaie Dette'.P2 'Monnaie Dette'.P4:'Monnaie Dette'.P14 'Monnaie Dette'.R2:'Monnaie Dette'.U2 'Monnaie Dette'.R4:'Monnaie Dette'.U14" chart:data-source-has-labels="both" svg:x="0.549cm" svg:y="3.414cm" svg:width="26.383cm" svg:height="12.614cm">
          <chartooo:coordinate-region svg:x="1.356cm" svg:y="3.613cm" svg:width="25.576cm" svg:height="11.768cm"/>
          <chart:axis chart:dimension="x" chart:name="primary-x" chart:style-name="ch6" chartooo:axis-type="auto">
            <chartooo:date-scale/>
            <chart:categories table:cell-range-address="'Monnaie Dette'.C4:'Monnaie Dette'.C14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Dette'.P4:'Monnaie Dette'.P14" chart:label-cell-address="'Monnaie Dette'.P2:'Monnaie Dette'.P2" chart:class="chart:bar">
            <chart:data-point chart:repeated="11"/>
          </chart:series>
          <chart:series chart:attached-axis="secondary-y" chart:style-name="ch11" chart:values-cell-range-address="'Monnaie Dette'.S4:'Monnaie Dette'.S14" chart:label-cell-address="'Monnaie Dette'.S2:'Monnaie Dette'.S2" chart:class="chart:bar">
            <chart:data-point chart:repeated="11"/>
          </chart:series>
          <chart:series chart:attached-axis="secondary-y" chart:style-name="ch12" chart:values-cell-range-address="'Monnaie Dette'.U4:'Monnaie Dette'.U14" chart:label-cell-address="'Monnaie Dette'.U2:'Monnaie Dette'.U2" chart:class="chart:bar">
            <chart:data-point chart:repeated="11"/>
          </chart:series>
          <chart:series chart:attached-axis="primary-y" chart:style-name="ch13" chart:values-cell-range-address="'Monnaie Dette'.R4:'Monnaie Dette'.R14" chart:label-cell-address="'Monnaie Dette'.R2:'Monnaie Dette'.R2" chart:class="chart:line">
            <chart:data-point chart:repeated="11"/>
          </chart:series>
          <chart:series chart:attached-axis="primary-y" chart:style-name="ch14" chart:values-cell-range-address="'Monnaie Dette'.T4:'Monnaie Dette'.T14" chart:label-cell-address="'Monnaie Dette'.T2:'Monnaie Dette'.T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onnaie Dette'.P2:'Monnaie Dette'.P2</svg:desc>
                </draw:g>
              </table:table-cell>
              <table:table-cell office:value-type="string">
                <text:p>Écart type</text:p>
                <draw:g>
                  <svg:desc>'Monnaie Dette'.S2:'Monnaie Dette'.S2</svg:desc>
                </draw:g>
              </table:table-cell>
              <table:table-cell office:value-type="string">
                <text:p>Écart type</text:p>
                <draw:g>
                  <svg:desc>'Monnaie Dette'.U2:'Monnaie Dette'.U2</svg:desc>
                </draw:g>
              </table:table-cell>
              <table:table-cell office:value-type="string">
                <text:p>Moyenne</text:p>
                <draw:g>
                  <svg:desc>'Monnaie Dette'.R2:'Monnaie Dette'.R2</svg:desc>
                </draw:g>
              </table:table-cell>
              <table:table-cell office:value-type="string">
                <text:p>Médiane</text:p>
                <draw:g>
                  <svg:desc>'Monnaie Dette'.T2:'Monnaie Dette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X</text:p>
                <draw:g>
                  <svg:desc>'Monnaie Dette'.C4:'Monnaie Dette'.C14</svg:desc>
                </draw:g>
              </table:table-cell>
              <table:table-cell office:value-type="float" office:value="15">
                <text:p>15</text:p>
                <draw:g>
                  <svg:desc>'Monnaie Dette'.P4:'Monnaie Dette'.P14</svg:desc>
                </draw:g>
              </table:table-cell>
              <table:table-cell office:value-type="float" office:value="0.316287687673865">
                <text:p>0.316287687673865</text:p>
                <draw:g>
                  <svg:desc>'Monnaie Dette'.S4:'Monnaie Dette'.S14</svg:desc>
                </draw:g>
              </table:table-cell>
              <table:table-cell office:value-type="float" office:value="-0.434469505855683">
                <text:p>-0.434469505855683</text:p>
                <draw:g>
                  <svg:desc>'Monnaie Dette'.U4:'Monnaie Dette'.U14</svg:desc>
                </draw:g>
              </table:table-cell>
              <table:table-cell office:value-type="float" office:value="56.4545454545455">
                <text:p>56.4545454545455</text:p>
                <draw:g>
                  <svg:desc>'Monnaie Dette'.R4:'Monnaie Dette'.R14</svg:desc>
                </draw:g>
              </table:table-cell>
              <table:table-cell office:value-type="float" office:value="54">
                <text:p>54</text:p>
                <draw:g>
                  <svg:desc>'Monnaie Dette'.T4:'Monnaie Dette'.T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60">
                <text:p>60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54">
                <text:p>54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54">
                <text:p>54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48">
                <text:p>48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75">
                <text:p>75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Gaetan</text:p>
              </table:table-cell>
              <table:table-cell office:value-type="float" office:value="30">
                <text:p>30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48">
                <text:p>48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arie-Stan</text:p>
              </table:table-cell>
              <table:table-cell office:value-type="float" office:value="99">
                <text:p>99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72">
                <text:p>72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Bernard</text:p>
              </table:table-cell>
              <table:table-cell office:value-type="float" office:value="66">
                <text:p>66</text:p>
              </table:table-cell>
              <table:table-cell office:value-type="float" office:value="0.316287687673865">
                <text:p>0.316287687673865</text:p>
              </table:table-cell>
              <table:table-cell office:value-type="float" office:value="-0.434469505855683">
                <text:p>-0.434469505855683</text:p>
              </table:table-cell>
              <table:table-cell office:value-type="float" office:value="56.4545454545455">
                <text:p>56.4545454545455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